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d3d3d3" draw:marker-start-width="0.252cm" draw:marker-end-width="0.252cm" draw:fill-color="#ffffff" draw:textarea-horizontal-align="justify" draw:textarea-vertical-align="middle" draw:auto-grow-height="false" fo:min-height="5.482cm" fo:min-width="28.432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3cm"/>
    </style:style>
    <style:style style:name="gr4" style:family="graphic" style:parent-style-name="standard">
      <style:graphic-properties draw:fill-color="#ffff8b" draw:textarea-horizontal-align="justify" draw:textarea-vertical-align="middle" draw:auto-grow-height="false" fo:min-height="0.348cm" fo:min-width="20.117cm"/>
    </style:style>
    <style:style style:name="gr5" style:family="graphic" style:parent-style-name="standard">
      <style:graphic-properties draw:fill-color="#d5feff" draw:textarea-horizontal-align="justify" draw:textarea-vertical-align="middle" draw:auto-grow-height="false" fo:min-height="0.349cm" fo:min-width="20.02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76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75cm" fo:min-width="0cm"/>
    </style:style>
    <style:style style:name="gr8" style:family="graphic" style:parent-style-name="standard">
      <style:graphic-properties draw:fill-color="#ff4500" draw:textarea-horizontal-align="justify" draw:textarea-vertical-align="middle" draw:auto-grow-height="false" fo:min-height="0.606cm" fo:min-width="0cm"/>
    </style:style>
    <style:style style:name="gr9" style:family="graphic" style:parent-style-name="standard">
      <style:graphic-properties draw:fill-color="#32cd32" draw:textarea-horizontal-align="justify" draw:textarea-vertical-align="middle" draw:auto-grow-height="false" fo:min-height="0.606cm" fo:min-width="0cm"/>
    </style:style>
    <style:style style:name="gr10" style:family="graphic" style:parent-style-name="standard">
      <style:graphic-properties draw:fill-color="#efb8ff" draw:textarea-horizontal-align="justify" draw:textarea-vertical-align="middle" draw:auto-grow-height="false" fo:min-height="0.299cm" fo:min-width="14.73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P6" style:family="paragraph">
      <style:paragraph-properties fo:text-align="center"/>
      <style:text-properties fo:font-size="11pt"/>
    </style:style>
    <style:style style:name="P7" style:family="paragraph">
      <loext:graphic-properties draw:fill-color="#ffff8b"/>
      <style:paragraph-properties fo:text-align="center"/>
      <style:text-properties fo:font-size="11pt" style:font-size-asian="12pt" style:font-size-complex="12pt"/>
    </style:style>
    <style:style style:name="P8" style:family="paragraph">
      <loext:graphic-properties draw:fill-color="#d5feff"/>
      <style:paragraph-properties fo:text-align="center"/>
      <style:text-properties fo:font-size="11pt"/>
    </style:style>
    <style:style style:name="P9" style:family="paragraph">
      <loext:graphic-properties draw:fill-color="#ffffff"/>
      <style:paragraph-properties fo:text-align="center"/>
      <style:text-properties fo:font-size="11pt"/>
    </style:style>
    <style:style style:name="P10" style:family="paragraph">
      <loext:graphic-properties draw:fill-color="#ff4500"/>
      <style:paragraph-properties fo:text-align="center"/>
    </style:style>
    <style:style style:name="P11" style:family="paragraph">
      <loext:graphic-properties draw:fill-color="#32cd32"/>
      <style:paragraph-properties fo:text-align="center"/>
    </style:style>
    <style:style style:name="P12" style:family="paragraph">
      <loext:graphic-properties draw:fill-color="#efb8ff"/>
      <style:paragraph-properties fo:text-align="center"/>
      <style:text-properties fo:font-size="11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1cm" svg:height="5.9cm" svg:x="0.3cm" svg:y="8.1cm">
          <text:p/>
          <draw:enhanced-geometry svg:viewBox="0 0 21600 21600" draw:path-stretchpoint-x="10800" draw:path-stretchpoint-y="10800" draw:text-areas="?f3 ?f4 ?f5 ?f6" draw:type="round-rectangle" draw:modifiers="841.9649326184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503cm" svg:y1="13.572cm" svg:x2="6.503cm" svg:y2="8.442cm">
          <text:p/>
        </draw:line>
        <draw:line draw:style-name="gr2" draw:text-style-name="P2" draw:layer="layout" svg:x1="3.219cm" svg:y1="13.572cm" svg:x2="3.219cm" svg:y2="8.442cm">
          <text:p/>
        </draw:line>
        <draw:line draw:style-name="gr2" draw:text-style-name="P2" draw:layer="layout" svg:x1="9.787cm" svg:y1="13.572cm" svg:x2="9.787cm" svg:y2="8.442cm">
          <text:p/>
        </draw:line>
        <draw:line draw:style-name="gr2" draw:text-style-name="P2" draw:layer="layout" svg:x1="13.071cm" svg:y1="13.572cm" svg:x2="13.071cm" svg:y2="8.442cm">
          <text:p/>
        </draw:line>
        <draw:line draw:style-name="gr2" draw:text-style-name="P2" draw:layer="layout" svg:x1="16.355cm" svg:y1="13.572cm" svg:x2="16.355cm" svg:y2="8.442cm">
          <text:p/>
        </draw:line>
        <draw:line draw:style-name="gr2" draw:text-style-name="P2" draw:layer="layout" svg:x1="19.639cm" svg:y1="13.572cm" svg:x2="19.639cm" svg:y2="8.442cm">
          <text:p/>
        </draw:line>
        <draw:line draw:style-name="gr2" draw:text-style-name="P2" draw:layer="layout" svg:x1="22.923cm" svg:y1="13.572cm" svg:x2="22.923cm" svg:y2="8.442cm">
          <text:p/>
        </draw:line>
        <draw:line draw:style-name="gr2" draw:text-style-name="P2" draw:layer="layout" svg:x1="26.207cm" svg:y1="13.572cm" svg:x2="26.207cm" svg:y2="8.442cm">
          <text:p/>
        </draw:line>
        <draw:frame draw:style-name="gr3" draw:text-style-name="P4" draw:layer="layout" svg:width="2.92cm" svg:height="0.893cm" svg:x="6.685cm" svg:y="8.63cm">
          <draw:text-box>
            <text:p text:style-name="P3"><text:span text:style-name="T1">22/09/17</text:span></text:p>
          </draw:text-box>
        </draw:frame>
        <draw:frame draw:style-name="gr3" draw:text-style-name="P4" draw:layer="layout" svg:width="2.919cm" svg:height="0.893cm" svg:x="9.969cm" svg:y="8.63cm">
          <draw:text-box>
            <text:p text:style-name="P3"><text:span text:style-name="T1">23/09/17</text:span></text:p>
          </draw:text-box>
        </draw:frame>
        <draw:frame draw:style-name="gr3" draw:text-style-name="P4" draw:layer="layout" svg:width="2.919cm" svg:height="0.893cm" svg:x="13.253cm" svg:y="8.63cm">
          <draw:text-box>
            <text:p text:style-name="P3"><text:span text:style-name="T1">24/09/17</text:span></text:p>
          </draw:text-box>
        </draw:frame>
        <draw:frame draw:style-name="gr3" draw:text-style-name="P4" draw:layer="layout" svg:width="2.919cm" svg:height="0.893cm" svg:x="16.538cm" svg:y="8.63cm">
          <draw:text-box>
            <text:p text:style-name="P3"><text:span text:style-name="T1">25/09/17</text:span></text:p>
          </draw:text-box>
        </draw:frame>
        <draw:frame draw:style-name="gr3" draw:text-style-name="P4" draw:layer="layout" svg:width="2.919cm" svg:height="0.893cm" svg:x="19.822cm" svg:y="8.63cm">
          <draw:text-box>
            <text:p text:style-name="P3"><text:span text:style-name="T1">26/09/17</text:span></text:p>
          </draw:text-box>
        </draw:frame>
        <draw:frame draw:style-name="gr3" draw:text-style-name="P5" draw:layer="layout" svg:width="2.919cm" svg:height="0.893cm" svg:x="23.106cm" svg:y="8.63cm">
          <draw:text-box>
            <text:p text:style-name="P3">27/09/17</text:p>
          </draw:text-box>
        </draw:frame>
        <draw:frame draw:style-name="gr3" draw:text-style-name="P5" draw:layer="layout" svg:width="2.919cm" svg:height="0.893cm" svg:x="3.402cm" svg:y="8.63cm">
          <draw:text-box>
            <text:p text:style-name="P3">21/09/17</text:p>
          </draw:text-box>
        </draw:frame>
        <draw:custom-shape draw:style-name="gr4" draw:text-style-name="P7" draw:layer="layout" svg:width="20.617cm" svg:height="0.598cm" svg:x="6.503cm" svg:y="10.908cm">
          <text:p text:style-name="P6"><text:span text:style-name="T2">start=ge2017-09-2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0.525cm" svg:height="0.599cm" svg:x="2.398cm" svg:y="11.592cm">
          <text:p text:style-name="P6"><text:span text:style-name="T2">end=le2017-09-26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274cm" svg:height="1.026cm" svg:x="2.215cm" svg:y="11.4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274cm" svg:height="1.025cm" svg:x="27.028cm" svg:y="10.7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6.321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6.868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7.416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7.963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8.51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5cm" svg:height="0.856cm" svg:x="9.058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5cm" svg:height="0.856cm" svg:x="9.605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0.152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5cm" svg:height="0.856cm" svg:x="10.7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5cm" svg:height="0.856cm" svg:x="11.247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1.794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5cm" svg:height="0.856cm" svg:x="12.342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12.888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3.436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3.983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14.53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5.078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5.625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16.172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6.72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7.267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17.814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8.362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8.909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19.457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20.004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20.551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21.099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6cm" svg:height="0.856cm" svg:x="21.646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7cm" svg:height="0.856cm" svg:x="22.193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2.741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3.288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7cm" svg:height="0.856cm" svg:x="23.835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4.383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4.93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7cm" svg:height="0.856cm" svg:x="25.477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6.025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26.572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7cm" svg:height="0.856cm" svg:x="2.489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3.037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3.584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7cm" svg:height="0.856cm" svg:x="4.131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4.679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7cm" svg:height="0.856cm" svg:x="5.226cm" svg:y="9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56cm" svg:height="0.856cm" svg:x="5.774cm" svg:y="9.7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6.329cm" svg:height="0.853cm" svg:x="6.503cm" svg:y="12.447cm">
          <text:p text:style-name="P6"><text:span text:style-name="T2">Search Date Range</text:span></text:p>
          <draw:enhanced-geometry svg:viewBox="0 0 21600 21600" draw:text-areas="?f5 ?f1 ?f6 ?f3" draw:type="left-right-arrow" draw:modifiers="1124.58521870287 3854.389721627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08:55.416000000</meta:creation-date>
    <dc:date>2018-03-20T08:05:05.624000000</dc:date>
    <meta:editing-duration>PT8M10S</meta:editing-duration>
    <meta:editing-cycles>7</meta:editing-cycles>
    <meta:generator>LibreOffice/5.3.1.2$Windows_X86_64 LibreOffice_project/e80a0e0fd1875e1696614d24c32df0f95f03deb2</meta:generator>
    <meta:document-statistic meta:object-count="66"/>
  </office:meta>
</office:document-meta>
</file>